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91mm"/>
    </style:style>
    <style:style style:name="co4" style:family="table-column">
      <style:table-column-properties fo:break-before="auto" style:column-width="37.55mm"/>
    </style:style>
    <style:style style:name="co5" style:family="table-column">
      <style:table-column-properties fo:break-before="auto" style:column-width="6.58mm"/>
    </style:style>
    <style:style style:name="co6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eite</text:p>
          </table:table-cell>
          <table:table-cell table:style-name="ce1" office:value-type="string" calcext:value-type="string">
            <text:p>Preis</text:p>
          </table:table-cell>
          <table:table-cell office:value-type="string" calcext:value-type="string">
            <text:p>Preis proBauteilgruppe</text:p>
          </table:table-cell>
          <table:table-cell/>
          <table:table-cell office:value-type="string" calcext:value-type="string">
            <text:p>Summe gesamt (in €):</text:p>
          </table:table-cell>
          <table:table-cell table:formula="of:=SUM([.G2:.G30])" office:value-type="float" office:value="81.362" calcext:value-type="float">
            <text:p>81,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uH</text:p>
          </table:table-cell>
          <table:table-cell office:value-type="string" calcext:value-type="string">
            <text:p>https://de.farnell.com/murata/dfe252012p-1r5m-p2/induktivit-t-1-5uh-20-3a-geschirmt/dp/253007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PRODUCT([.B2];[.F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https://de.farnell.com/vishay/crcw06031m00fkeahp/res-aec-q200-thick-film-1m-0603/dp/2904153?st=smd%20603%20widerstan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2" calcext:value-type="currency">
            <text:p>0,16 €</text:p>
          </table:table-cell>
          <table:table-cell table:formula="of:=PRODUCT([.B3];[.F3])" office:value-type="float" office:value="0.648" calcext:value-type="float">
            <text:p>0,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k (110k)</text:p>
          </table:table-cell>
          <table:table-cell office:value-type="string" calcext:value-type="string">
            <text:p>https://de.farnell.com/vishay/crcw0201110rfned/dickschichtwiderstand-110r-1-0/dp/213994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PRODUCT([.B4];[.F4]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9k (178k)</text:p>
          </table:table-cell>
          <table:table-cell office:value-type="string" calcext:value-type="string">
            <text:p>https://de.farnell.com/multicomp/mc0201l6f1783se/dickschichtwiderstand-178k-1-0/dp/185096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PRODUCT([.B5];[.F5]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de.farnell.com/multicomp/mcwr06x102-jtl/dickschichtwiderstand-1k-5-0-1w/dp/2694685?st=widerstand%201k%200603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PRODUCT([.B6];[.F6])" office:value-type="float" office:value="0.004" calcext:value-type="float">
            <text:p>0,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on-semiconductor/mbr130t1g/schottky-diode-30v-sod-123-rolle/dp/23368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PRODUCT([.B7];[.F7])" office:value-type="float" office:value="0.04" calcext:value-type="float">
            <text:p>0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iebeschal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eao/09-10290-01/schiebeschalter-rechter-winkel/dp/67435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1" calcext:value-type="currency">
            <text:p>1,31 €</text:p>
          </table:table-cell>
          <table:table-cell table:formula="of:=PRODUCT([.B8];[.F8])" office:value-type="float" office:value="1.31" calcext:value-type="float">
            <text:p>1,31</text:p>
          </table:table-cell>
          <table:table-cell table:number-columns-repeated="3"/>
          <table:table-cell table:style-name="ce1" table:number-columns-repeated="5"/>
          <table:table-cell table:style-name="ce2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de.farnell.com/murata/grm188r60j226mea0d/kondensator-22-f-6-3v-20-x5r-0603/dp/266649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PRODUCT([.B9];[.F9])" office:value-type="float" office:value="0.18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de.farnell.com/murata/grm188r60j106ke47d/kondensator-10-f-6-3v-10-x5r-0603/dp/2494230</text:p>
          </table:table-cell>
          <table:table-cell office:value-type="string" calcext:value-type="string">
            <text:p>1 – 13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PRODUCT([.B10];[.F10])" office:value-type="float" office:value="2.04" calcext:value-type="float">
            <text:p>2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https://de.farnell.com/kemet/c0603c104m8racauto/kondensator-0-1-f-10v-20-x7r-0603/dp/2904655RL</text:p>
          </table:table-cell>
          <table:table-cell office:value-type="string" calcext:value-type="string">
            <text:p>1 – 13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PRODUCT([.B11];[.F11])" office:value-type="float" office:value="0.84" calcext:value-type="float">
            <text:p>0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https://de.farnell.com/avx/06031a100kat2a/kondensator-10pf-100v-10-c0g-np0/dp/233255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PRODUCT([.B12];[.F12])" office:value-type="float" office:value="0.34" calcext:value-type="float">
            <text:p>0,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kkuhal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reichelt.de/einzelkontakt-fuer-18650-zellen-ha-18650-ek-p141632.html?&amp;trstct=pos_2&amp;nbc=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PRODUCT([.B13];[.F13])"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PS63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e.farnell.com/texas-instruments/tps63061dscr/voltage-reg-buck-boost-2a-son/dp/3123001RL?st=tps6306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08" calcext:value-type="currency">
            <text:p>2,08 €</text:p>
          </table:table-cell>
          <table:table-cell table:formula="of:=PRODUCT([.B14];[.F14])" office:value-type="float" office:value="4.16" calcext:value-type="float">
            <text:p>4,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arz FC-1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https://de.farnell.com/epson/x1a0000610008-fc-12m-32-768khz-9-0pf/quarz-fc-12m-32-768khz-9pf/dp/1907467RL?st=fc12m</text:p>
          </table:table-cell>
          <table:table-cell office:value-type="float" office:value="13" calcext:value-type="float">
            <text:p>13</text:p>
          </table:table-cell>
          <table:table-cell office:value-type="currency" office:currency="EUR" office:value="0.83" calcext:value-type="currency">
            <text:p>0,83 €</text:p>
          </table:table-cell>
          <table:table-cell table:formula="of:=PRODUCT([.B15];[.F15])" office:value-type="float" office:value="0.83" calcext:value-type="float">
            <text:p>0,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chtzeituh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nxp/pcf8523tk-1-118/echtzeituhr-kalender-bin-r-hvson/dp/2427484?st=pcf8523t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76" calcext:value-type="currency">
            <text:p>0,76 €</text:p>
          </table:table-cell>
          <table:table-cell table:formula="of:=PRODUCT([.B16];[.F16])" office:value-type="float" office:value="0.76" calcext:value-type="float">
            <text:p>0,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ra Modu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hoperf/rfm95w-868s2/transceiver-868mhz-fsk-ook/dp/2759294?st=rfm9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4.5" calcext:value-type="currency">
            <text:p>24,50 €</text:p>
          </table:table-cell>
          <table:table-cell table:formula="of:=PRODUCT([.B17];[.F17])" office:value-type="float" office:value="24.5" calcext:value-type="float">
            <text:p>24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axialbuch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samtec/rsp-122811-01/hf-koax-i-pex-mhf-i-buchse-50/dp/2856815?st=ipex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.25" calcext:value-type="currency">
            <text:p>1,25 €</text:p>
          </table:table-cell>
          <table:table-cell table:formula="of:=PRODUCT([.B18];[.F18])" office:value-type="float" office:value="1.25" calcext:value-type="float">
            <text:p>1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ra anten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amp-te-connectivity/1513259-1/pcb-antenne-824-960-1710-1990mhz/dp/2781590?st=lora%20antenne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PRODUCT([.B19];[.F19])" office:value-type="float" office:value="3.7" calcext:value-type="float">
            <text:p>3,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kroSD Kartenhal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gct-global-connector-technology/mem2061-01-188-00-a/microsd-kartensteckpl-push-push/dp/2678544?st=micro%20sd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1" calcext:value-type="currency">
            <text:p>1,41 €</text:p>
          </table:table-cell>
          <table:table-cell table:formula="of:=PRODUCT([.B20];[.F20])" office:value-type="float" office:value="1.41" calcext:value-type="float">
            <text:p>1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 Anschlu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e.farnell.com/amphenol-icc-fci/10103593-0001lf/micro-usb-2-0-buchse-typ-b-tht/dp/2293751?st=USB%20buchs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2" calcext:value-type="currency">
            <text:p>0,62 €</text:p>
          </table:table-cell>
          <table:table-cell table:formula="of:=PRODUCT([.B21];[.F21])" office:value-type="float" office:value="0.62" calcext:value-type="float">
            <text:p>0,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ME 6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ouser.de/ProductDetail/SparkFun/SEN-16466?qs=vmHwEFxEFR%252B1kuNt0QusBA%3D%3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7.06" calcext:value-type="currency">
            <text:p>17,06 €</text:p>
          </table:table-cell>
          <table:table-cell table:formula="of:=PRODUCT([.B22];[.F22])" office:value-type="float" office:value="17.06" calcext:value-type="float">
            <text:p>17,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play (128x32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eichelt.de/displaymodul-pmodoled-digil-410-222-p243342.html?&amp;trstct=pos_2&amp;nbc=1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PRODUCT([.B23];[.F23]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Q-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eichelt.de/entwicklerboards-gassensor-benzol-rauch-mq-135-debo-gas-mq135-p280068.html?&amp;trstct=pos_0&amp;nbc=1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.15" calcext:value-type="currency">
            <text:p>4,15 €</text:p>
          </table:table-cell>
          <table:table-cell table:formula="of:=PRODUCT([.B24];[.F24])" office:value-type="float" office:value="4.15" calcext:value-type="float">
            <text:p>4,15</text:p>
          </table:table-cell>
          <table:table-cell table:number-columns-repeated="14"/>
        </table:table-row>
        <table:table-row table:style-name="ro1" table:number-rows-repeated="7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8:12:57.0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6:50:57.904000000</meta:creation-date>
    <meta:generator>LibreOffice/6.1.6.3$Windows_x86 LibreOffice_project/5896ab1714085361c45cf540f76f60673dd96a72</meta:generator>
    <dc:date>2020-06-15T18:15:49.169000000</dc:date>
    <meta:editing-duration>PT1H11M44S</meta:editing-duration>
    <meta:editing-cycles>7</meta:editing-cycles>
    <meta:document-statistic meta:table-count="1" meta:cell-count="157" meta:object-count="0"/>
  </office:meta>
</office:document-meta>
</file>